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c9c0b" officeooo:paragraph-rsid="000c9c0b"/>
    </style:style>
    <style:style style:name="P3" style:family="paragraph" style:parent-style-name="Standard">
      <style:paragraph-properties fo:text-align="justify" style:justify-single-word="false"/>
      <style:text-properties officeooo:rsid="000dc216" officeooo:paragraph-rsid="000dc216"/>
    </style:style>
    <style:style style:name="P4" style:family="paragraph" style:parent-style-name="Standard">
      <style:paragraph-properties fo:text-align="justify" style:justify-single-word="false"/>
      <style:text-properties fo:font-size="11pt" officeooo:rsid="000c9c0b" officeooo:paragraph-rsid="000c9c0b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officeooo:rsid="000dc216" officeooo:paragraph-rsid="000dc216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fbb99" officeooo:paragraph-rsid="000fbb99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10a284" officeooo:paragraph-rsid="0010a284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1191ab" officeooo:paragraph-rsid="001191ab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officeooo:rsid="001191ab" officeooo:paragraph-rsid="001732ab" style:font-size-asian="9.60000038146973pt" style:font-size-complex="11pt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1732ab"/>
    </style:style>
    <style:style style:name="P17" style:family="paragraph" style:parent-style-name="Standard">
      <style:paragraph-properties fo:text-align="justify" style:justify-single-word="false"/>
      <style:text-properties officeooo:paragraph-rsid="001732ab"/>
    </style:style>
    <style:style style:name="P18" style:family="paragraph" style:parent-style-name="Standard">
      <style:paragraph-properties fo:text-align="justify" style:justify-single-word="false"/>
      <style:text-properties officeooo:paragraph-rsid="0018c385"/>
    </style:style>
    <style:style style:name="P19" style:family="paragraph" style:parent-style-name="Standard">
      <style:paragraph-properties fo:text-align="justify" style:justify-single-word="false"/>
      <style:text-properties officeooo:rsid="0018c385" officeooo:paragraph-rsid="0018c385"/>
    </style:style>
    <style:style style:name="P20" style:family="paragraph" style:parent-style-name="Standard" style:list-style-name="L4">
      <style:paragraph-properties fo:text-align="justify" style:justify-single-word="false"/>
      <style:text-properties officeooo:rsid="0018c385" officeooo:paragraph-rsid="0018c385"/>
    </style:style>
    <style:style style:name="P21" style:family="paragraph" style:parent-style-name="Standard" style:list-style-name="L4">
      <style:paragraph-properties fo:text-align="justify" style:justify-single-word="false"/>
      <style:text-properties officeooo:rsid="001a4a2d" officeooo:paragraph-rsid="001a4a2d"/>
    </style:style>
    <style:style style:name="P22" style:family="paragraph" style:parent-style-name="Standard">
      <style:paragraph-properties fo:text-align="justify" style:justify-single-word="false"/>
      <style:text-properties officeooo:rsid="001a4a2d" officeooo:paragraph-rsid="001a4a2d"/>
    </style:style>
    <style:style style:name="P23" style:family="paragraph" style:parent-style-name="Standard">
      <style:paragraph-properties fo:text-align="justify" style:justify-single-word="false"/>
      <style:text-properties officeooo:rsid="001bdad5" officeooo:paragraph-rsid="001bdad5"/>
    </style:style>
    <style:style style:name="P24" style:family="paragraph" style:parent-style-name="Standard" style:list-style-name="L5">
      <style:paragraph-properties fo:text-align="justify" style:justify-single-word="false"/>
      <style:text-properties officeooo:rsid="001bdad5" officeooo:paragraph-rsid="001bdad5"/>
    </style:style>
    <style:style style:name="P25" style:family="paragraph" style:parent-style-name="Standard" style:list-style-name="L5">
      <style:paragraph-properties fo:text-align="justify" style:justify-single-word="false"/>
      <style:text-properties officeooo:rsid="001db064" officeooo:paragraph-rsid="001db064"/>
    </style:style>
    <style:style style:name="P26" style:family="paragraph" style:parent-style-name="Standard">
      <style:paragraph-properties fo:text-align="justify" style:justify-single-word="false"/>
      <style:text-properties officeooo:rsid="001db064" officeooo:paragraph-rsid="001db064"/>
    </style:style>
    <style:style style:name="P27" style:family="paragraph" style:parent-style-name="Standard">
      <style:paragraph-properties fo:text-align="justify" style:justify-single-word="false"/>
      <style:text-properties officeooo:rsid="001f33b7" officeooo:paragraph-rsid="001f33b7"/>
    </style:style>
    <style:style style:name="P28" style:family="paragraph" style:parent-style-name="Standard" style:list-style-name="L6">
      <style:paragraph-properties fo:text-align="justify" style:justify-single-word="false"/>
      <style:text-properties officeooo:rsid="001f33b7" officeooo:paragraph-rsid="001f33b7"/>
    </style:style>
    <style:style style:name="P29" style:family="paragraph" style:parent-style-name="Standard" style:list-style-name="L7">
      <style:paragraph-properties fo:text-align="justify" style:justify-single-word="false"/>
      <style:text-properties officeooo:rsid="001f33b7" officeooo:paragraph-rsid="001f33b7"/>
    </style:style>
    <style:style style:name="P30" style:family="paragraph" style:parent-style-name="Standard" style:list-style-name="L8">
      <style:paragraph-properties fo:text-align="justify" style:justify-single-word="false"/>
      <style:text-properties officeooo:rsid="0020ead1" officeooo:paragraph-rsid="0020ead1"/>
    </style:style>
    <style:style style:name="T1" style:family="text">
      <style:text-properties officeooo:rsid="000c9c0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fbb99" style:font-size-asian="9.60000038146973pt" style:font-size-complex="11pt"/>
    </style:style>
    <style:style style:name="T4" style:family="text">
      <style:text-properties officeooo:rsid="000fbb99"/>
    </style:style>
    <style:style style:name="T5" style:family="text">
      <style:text-properties officeooo:rsid="001206c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206c0"/>
    </style:style>
    <style:style style:name="T8" style:family="text">
      <style:text-properties style:font-name="Liberation Serif" officeooo:rsid="00132a1b"/>
    </style:style>
    <style:style style:name="T9" style:family="text">
      <style:text-properties style:font-name="Liberation Serif" fo:font-weight="bold" officeooo:rsid="00137475" style:font-weight-asian="bold" style:font-weight-complex="bold"/>
    </style:style>
    <style:style style:name="T10" style:family="text">
      <style:text-properties style:font-name="Liberation Serif" fo:font-weight="normal" officeooo:rsid="00137475" style:font-weight-asian="normal" style:font-weight-complex="normal"/>
    </style:style>
    <style:style style:name="T11" style:family="text">
      <style:text-properties style:font-name="Liberation Serif" fo:font-weight="normal" officeooo:rsid="001428cc" style:font-weight-asian="normal" style:font-weight-complex="normal"/>
    </style:style>
    <style:style style:name="T12" style:family="text">
      <style:text-properties style:font-name="Liberation Serif" fo:font-weight="normal" officeooo:rsid="0015c03b" style:font-weight-asian="normal" style:font-weight-complex="normal"/>
    </style:style>
    <style:style style:name="T13" style:family="text">
      <style:text-properties style:font-name="Liberation Serif" fo:font-weight="normal" officeooo:rsid="001732ab" style:font-weight-asian="normal" style:font-weight-complex="normal"/>
    </style:style>
    <style:style style:name="T14" style:family="text">
      <style:text-properties style:font-name="Liberation Serif" fo:font-size="11pt" fo:font-weight="normal" officeooo:rsid="001732ab" style:font-size-asian="9.60000038146973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018c385" style:font-size-asian="9.60000038146973pt" style:font-weight-asian="normal" style:font-size-complex="11pt" style:font-weight-complex="normal"/>
    </style:style>
    <style:style style:name="T16" style:family="text">
      <style:text-properties officeooo:rsid="0020ead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SPRING SECURITY</text:span></text:p>
      <text:p text:style-name="P1"/>
      <text:p text:style-name="P2"><text:span text:style-name="T4">1.</text:span>@<text:span text:style-name="T2">Secured -&gt; used to specify a list of roles </text:span></text:p>
      <text:p text:style-name="P4"/>
      <text:p text:style-name="P3"><text:span text:style-name="T3">2.</text:span><text:span text:style-name="T2">@PreAuthorize -&gt; used to denote that particular part will be accessible <text:s/>the accessed people</text:span></text:p>
      <text:p text:style-name="P5">Eg:@PreAuthorize("hasRole('ROLE_ADMIN')")</text:p>
      <text:p text:style-name="P5"/>
      <text:p text:style-name="P3"><text:span text:style-name="T3">3.</text:span><text:span text:style-name="T2">@PostAuthorize -&gt; used to control the results of method or class</text:span></text:p>
      <text:p text:style-name="P6"/>
      <text:p text:style-name="P6">4.@PreFilter -&gt;used to specify an expression must be true </text:p>
      <text:p text:style-name="P6"/>
      <text:p text:style-name="P6">5.@PostFilter </text:p>
      <text:p text:style-name="P6"/>
      <text:p text:style-name="P6">6.@RolesAllowed -&gt; more <text:s/>flexible than the <text:s/>@Secured annotation </text:p>
      <text:p text:style-name="P6"/>
      <text:p text:style-name="P6">7.@AuthenticationPrincipal <text:s/>-&gt;used to inject current authenticated user into method or class.</text:p>
      <text:p text:style-name="P6"/>
      <text:p text:style-name="P7">8.@RoleHierarchy -&gt; used to simplify the security configuration</text:p>
      <text:p text:style-name="P7">Ex:@RoleHierarchy(value = { "ROLE_ADMIN &gt; ROLE_USER",</text:p>
      <text:p text:style-name="P7"><text:s text:c="25"/>"ROLE_SUPER_ADMIN &gt; ROLE_ADMIN" })</text:p>
      <text:p text:style-name="P7"/>
      <text:p text:style-name="P8">SecurityFilterChain – modern way to configure spring security rules using Java-based configuration.</text:p>
      <text:p text:style-name="P5"/>
      <text:p text:style-name="P8">PermitAll – method that unstricted access <text:s/>to specific endpoint or resource.</text:p>
      <text:p text:style-name="P8"/>
      <text:p text:style-name="P8"><text:span text:style-name="Source_20_Text"><text:span text:style-name="T6">maxSessionsPreventsLogin(true) -&gt; </text:span></text:span><text:span text:style-name="Source_20_Text"><text:span text:style-name="T7">if a user already logged in elsewhere,block the new login</text:span></text:span><text:span text:style-name="Source_20_Text"><text:span text:style-name="T5"> </text:span></text:span><text:span text:style-name="Source_20_Text"><text:span text:style-name="T7">attempts blocked</text:span></text:span></text:p>
      <text:p text:style-name="P8"><text:span text:style-name="Source_20_Text"><text:span text:style-name="T7">maximumSessions(1) -&gt; </text:span></text:span><text:span text:style-name="Source_20_Text"><text:span text:style-name="T8">only one session per user</text:span></text:span></text:p>
      <text:p text:style-name="P8"><text:span text:style-name="Source_20_Text"><text:span text:style-name="T8"/></text:span></text:p>
      <text:p text:style-name="P9"><text:span text:style-name="Source_20_Text"><text:span text:style-name="T9">Keycloak</text:span></text:span></text:p>
      <text:p text:style-name="P9"><text:span text:style-name="Source_20_Text"><text:span text:style-name="T9"/></text:span></text:p>
      <text:list xml:id="list1464491859" text:style-name="L1">
        <text:list-item>
          <text:p text:style-name="P12"><text:span text:style-name="Source_20_Text"><text:span text:style-name="T10">it is open source</text:span></text:span></text:p>
        </text:list-item>
        <text:list-item>
          <text:p text:style-name="P12"><text:span text:style-name="Source_20_Text"><text:span text:style-name="T10">identity and access management (sso and idm)</text:span></text:span></text:p>
        </text:list-item>
        <text:list-item>
          <text:p text:style-name="P12"><text:span text:style-name="Source_20_Text"><text:span text:style-name="T10">developed by Red Hat</text:span></text:span></text:p>
        </text:list-item>
        <text:list-item>
          <text:p text:style-name="P12"><text:span text:style-name="Source_20_Text"><text:span text:style-name="T10">provides user federation,strong authentication,user management,fine-grained authorized </text:span></text:span></text:p>
        </text:list-item>
        <text:list-item>
          <text:p text:style-name="P13"><text:span text:style-name="Source_20_Text"><text:span text:style-name="T11">multifactor <text:s/>authentication</text:span></text:span></text:p>
        </text:list-item>
        <text:list-item>
          <text:p text:style-name="P13"><text:span text:style-name="Source_20_Text"><text:span text:style-name="T11">social login</text:span></text:span></text:p>
        </text:list-item>
      </text:list>
      <text:p text:style-name="P10"><text:span text:style-name="Source_20_Text"><text:span text:style-name="T11"/></text:span></text:p>
      <text:p text:style-name="P11"><text:span text:style-name="Source_20_Text"><text:span text:style-name="T12">Ant matchers rule</text:span></text:span></text:p>
      <text:list xml:id="list1225645596" text:style-name="L2">
        <text:list-item>
          <text:p text:style-name="P14"><text:span text:style-name="Source_20_Text"><text:span text:style-name="T12">? -&gt; matches <text:s/>one character</text:span></text:span></text:p>
        </text:list-item>
        <text:list-item>
          <text:p text:style-name="P14"><text:span text:style-name="Source_20_Text"><text:span text:style-name="T12">* -&gt; matches zero or more character</text:span></text:span></text:p>
        </text:list-item>
        <text:list-item>
          <text:p text:style-name="P14"><text:span text:style-name="Source_20_Text"><text:span text:style-name="T12">** -&gt; matches zero or more directories in path</text:span></text:span></text:p>
        </text:list-item>
      </text:list>
      <text:p text:style-name="P15"><text:span text:style-name="Source_20_Text"><text:span text:style-name="T13">Methods </text:span></text:span></text:p>
      <text:list xml:id="list1178420366" text:style-name="L3">
        <text:list-item>
          <text:p text:style-name="P16"><text:span text:style-name="Source_20_Text"><text:span text:style-name="T14">hasRole()</text:span></text:span></text:p>
        </text:list-item>
        <text:list-item>
          <text:p text:style-name="P16"><text:span text:style-name="Source_20_Text"><text:span text:style-name="T14">hasAnyRole()</text:span></text:span></text:p>
        </text:list-item>
        <text:list-item>
          <text:p text:style-name="P16"><text:span text:style-name="Source_20_Text"><text:span text:style-name="T14">hasAuthority()</text:span></text:span></text:p>
        </text:list-item>
        <text:list-item>
          <text:p text:style-name="P16"><text:span text:style-name="Source_20_Text"><text:span text:style-name="T14">hasAnyAuthority()</text:span></text:span></text:p>
        </text:list-item>
        <text:list-item>
          <text:p text:style-name="P16"><text:span text:style-name="Source_20_Text"><text:span text:style-name="T14">authenticated()</text:span></text:span></text:p>
        </text:list-item>
        <text:list-item>
          <text:p text:style-name="P16"><text:span text:style-name="Source_20_Text"><text:span text:style-name="T14">anonymous()</text:span></text:span></text:p>
        </text:list-item>
      </text:list>
      <text:p text:style-name="P17"><text:span text:style-name="Source_20_Text"><text:span text:style-name="T14"/></text:span></text:p>
      <text:p text:style-name="P18"><text:span text:style-name="Source_20_Text"><text:span text:style-name="T15">Password storage techniques</text:span></text:span></text:p>
      <text:p text:style-name="P18"><text:span text:style-name="Source_20_Text"><text:span text:style-name="T15"/></text:span></text:p>
      <text:p text:style-name="P19">Hashing:</text:p>
      <text:list xml:id="list815284997" text:style-name="L4">
        <text:list-item>
          <text:p text:style-name="P20">process of converting a password <text:s/>into fixed-length string of characters </text:p>
        </text:list-item>
        <text:list-item>
          <text:p text:style-name="P20">it is one way algoritham</text:p>
        </text:list-item>
        <text:list-item>
          <text:p text:style-name="P20">it means we cannot convert hashing password back to password</text:p>
        </text:list-item>
        <text:list-item>
          <text:p text:style-name="P21"><text:soft-page-break/>algoritham: Bcrypt,PBKDF2,ScryptPAsswordEncoder</text:p>
        </text:list-item>
      </text:list>
      <text:p text:style-name="P22"/>
      <text:p text:style-name="P23">Salting</text:p>
      <text:list xml:id="list2446215988" text:style-name="L5">
        <text:list-item>
          <text:p text:style-name="P24">passwordEncoder interface</text:p>
        </text:list-item>
        <text:list-item>
          <text:p text:style-name="P24">methods proide salting password before hashing</text:p>
        </text:list-item>
        <text:list-item>
          <text:p text:style-name="P24">encode(),matches()</text:p>
        </text:list-item>
        <text:list-item>
          <text:p text:style-name="P24">encode() -generates salted hash of the given password</text:p>
        </text:list-item>
        <text:list-item>
          <text:p text:style-name="P24">matches() -&gt;compare the given password with salted hash</text:p>
        </text:list-item>
        <text:list-item>
          <text:p text:style-name="P25">types :Random Salt ,Username salt, Custom salt</text:p>
        </text:list-item>
      </text:list>
      <text:p text:style-name="P26"/>
      <text:p text:style-name="P27">Pepper:</text:p>
      <text:list xml:id="list3463691137" text:style-name="L6">
        <text:list-item>
          <text:p text:style-name="P28">it is used addition to salt</text:p>
        </text:list-item>
        <text:list-item>
          <text:p text:style-name="P28">it is a combination of salt to generate hash of the password</text:p>
        </text:list-item>
      </text:list>
      <text:p text:style-name="P27"/>
      <text:p text:style-name="P27">Encryption</text:p>
      <text:list xml:id="list1657090542" text:style-name="L7">
        <text:list-item>
          <text:p text:style-name="P29">encryption is used to protect sensitive information</text:p>
        </text:list-item>
        <text:list-item>
          <text:p text:style-name="P29">it is one way of encoding a string</text:p>
        </text:list-item>
        <text:list-item>
          <text:p text:style-name="P29">symmetric encryption:<text:span text:style-name="T16">various implementations of symmentric encryption algorithms </text:span></text:p>
        </text:list-item>
      </text:list>
      <text:p text:style-name="P27"><text:tab/><text:span text:style-name="T16">uses single key for both encryption and decryption are suitable for encrypting small amount <text:tab/></text:span></text:p>
      <text:p text:style-name="P27"><text:tab/><text:span text:style-name="T16">of data</text:span></text:p>
      <text:list xml:id="list2346808594" text:style-name="L8">
        <text:list-item>
          <text:p text:style-name="P30">Asymmetric encryption: use public key for encryption and use private key for decryption.suitable for <text:s/>large amount of data.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21:45:37.622442639</meta:creation-date>
    <dc:date>2025-08-30T18:11:52.582982145</dc:date>
    <meta:editing-duration>PT4H39M14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354" meta:character-count="2441" meta:non-whitespace-character-count="2123"/>
  </office:meta>
</office:document-meta>
</file>